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6.084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 table:number-columns-repeated="2"/>
          <table:table-cell table:style-name="ce6" office:value-type="string" calcext:value-type="string">
            <text:p>o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2" office:value-type="string" calcext:value-type="string">
            <text:p>저자</text:p>
          </table:table-cell>
          <table:table-cell table:style-name="ce19" office:value-type="string" calcext:value-type="string">
            <text:p>후기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0"/>
          <table:table-cell table:style-name="ce31" office:value-type="string" calcext:value-type="string">
            <text:p>dummy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/>
          <table:table-cell table:style-name="ce37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/>
          <table:covered-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/>
          <table:table-cell table:style-name="ce37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 office:value-type="string" calcext:value-type="string">
            <text:p>지은이 : 토머스 불핀치</text:p>
            <text:p>그림 : 홍은영 </text:p>
          </table:table-cell>
          <table:table-cell table:style-name="ce37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list.D3:list.D19">
            <calcext:condition calcext:apply-style-name="Error" calcext:value="duplicate" calcext:base-cell-address="list.D3"/>
          </calcext:conditional-format>
          <calcext:conditional-format calcext:target-range-address="list.E3:list.E19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03:21:57.5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5T03:22:58.663000000</dc:date>
    <meta:editing-duration>P1DT42M2S</meta:editing-duration>
    <meta:editing-cycles>453</meta:editing-cycles>
    <meta:document-statistic meta:table-count="1" meta:cell-count="8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